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P5" style:parent-style-name="Normal" style:family="paragraph">
      <style:paragraph-properties fo:text-indent="0.4916in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P8" style:parent-style-name="Normal" style:family="paragraph">
      <style:paragraph-properties fo:text-indent="0.4916in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language="en" fo:country="US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language="en" fo:country="US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fo:language="en" fo:country="US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language="en" fo:country="US"/>
    </style:style>
    <style:style style:name="P26" style:parent-style-name="ListParagraph" style:list-style-name="LFO1" style:family="paragraph"/>
    <style:style style:name="T27" style:parent-style-name="DefaultParagraphFont" style:family="text">
      <style:text-properties fo:language="en" fo:country="US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ListParagraph" style:list-style-name="LFO1" style:family="paragraph"/>
    <style:style style:name="T32" style:parent-style-name="DefaultParagraphFont" style:family="text">
      <style:text-properties fo:language="en" fo:country="US"/>
    </style:style>
    <style:style style:name="P33" style:parent-style-name="ListParagraph" style:list-style-name="LFO1" style:family="paragraph"/>
    <style:style style:name="T34" style:parent-style-name="DefaultParagraphFont" style:family="text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</office:automatic-styles>
  <office:body>
    <office:text text:use-soft-page-breaks="true">
      <text:p text:style-name="P1">Добавих нови функционалности, подробрих стари</text:p>
      <text:p text:style-name="Normal">Имплементирах логически проверки при<text:s/><text:span text:style-name="T2">create</text:span>-а на<text:s/><text:span text:style-name="T3">Entity-</text:span>та</text:p>
      <text:p text:style-name="Normal">Създадох нов проект<text:s/>FinanceAdvisor.Common, в който изнесох<text:span text:style-name="T4">:</text:span></text:p>
      <text:p text:style-name="P5"><text:span text:style-name="T6">-</text:span>често използвани функции като принтиране на обекти (<text:span text:style-name="T7">DTOs / View Models</text:span>)</text:p>
      <text:p text:style-name="P8"><text:span text:style-name="T9">-</text:span><text:s/>функция за локализиране на<text:s/><text:span text:style-name="T10">JSON file</text:span>-овете за<text:s/><text:span text:style-name="T11">DB</text:span><text:s/><text:span text:style-name="T12">Seed-</text:span>инга (вместо да ги<text:s/><text:span text:style-name="T13">hardcode-</text:span>вам)</text:p>
      <text:p text:style-name="Normal">И съответно обработих и<text:s/><text:span text:style-name="T14">Unit Test-</text:span>овете</text:p>
      <text:p text:style-name="Normal"/>
      <text:p text:style-name="Normal">Админ:</text:p>
      <text:list text:style-name="LFO1" text:continue-numbering="true">
        <text:list-item>
          <text:p text:style-name="P15"><text:span text:style-name="T16">Delete User, Restore User, Change Role to Advisor</text:span></text:p>
        </text:list-item>
        <text:list-item>
          <text:p text:style-name="P17"><text:span text:style-name="T18">Delete Advisor, Restore Advisor, Change Role to User</text:span></text:p>
        </text:list-item>
        <text:list-item>
          <text:p text:style-name="P19"><text:span text:style-name="T20">Create Consultation, Edit Consultation</text:span></text:p>
        </text:list-item>
        <text:list-item>
          <text:p text:style-name="P21"><text:span text:style-name="T22">Create Cycle, Edit Cycle</text:span></text:p>
        </text:list-item>
      </text:list>
      <text:p text:style-name="P23">Advisor:</text:p>
      <text:list text:style-name="LFO1" text:continue-numbering="true">
        <text:list-item>
          <text:p text:style-name="P24"><text:span text:style-name="T25">Create Consultation, Edit Consultation</text:span></text:p>
        </text:list-item>
        <text:list-item>
          <text:p text:style-name="P26"><text:span text:style-name="T27">Create Cycle, Edit Cycle</text:span></text:p>
        </text:list-item>
        <text:list-item>
          <text:p text:style-name="P28"><text:span text:style-name="T29">View Meetings, Add Meeting, Edit Meeting</text:span></text:p>
        </text:list-item>
      </text:list>
      <text:p text:style-name="P30">User:</text:p>
      <text:list text:style-name="LFO1" text:continue-numbering="true">
        <text:list-item>
          <text:p text:style-name="P31"><text:span text:style-name="T32">Create Consultation, Edit Consultation</text:span></text:p>
        </text:list-item>
        <text:list-item>
          <text:p text:style-name="P33"><text:span text:style-name="T34">Create Cycle, Edit Cycle</text:span></text:p>
        </text:list-item>
      </text:list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yx L</meta:initial-creator>
    <dc:creator>Nyx L</dc:creator>
    <meta:creation-date>2025-08-15T12:06:00Z</meta:creation-date>
    <dc:date>2025-08-15T12:18:00Z</dc:date>
    <meta:template xlink:href="Normal" xlink:type="simple"/>
    <meta:editing-cycles>1</meta:editing-cycles>
    <meta:editing-duration>PT720S</meta:editing-duration>
    <meta:document-statistic meta:page-count="1" meta:paragraph-count="1" meta:word-count="108" meta:character-count="729" meta:row-count="5" meta:non-whitespace-character-count="622"/>
  </office:meta>
</office:document-meta>
</file>